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adpis1" style:family="paragraph">
      <style:text-properties style:font-name-complex="Calibri"/>
    </style:style>
    <style:style style:name="P19" style:parent-style-name="Nadpis1" style:family="paragraph">
      <style:text-properties style:font-name-complex="Calibri"/>
    </style:style>
    <style:style style:name="P20" style:parent-style-name="Základnítext" style:family="paragraph">
      <style:text-properties style:font-name-complex="Calibri"/>
    </style:style>
    <style:style style:name="P21" style:parent-style-name="Základnítext" style:family="paragraph">
      <style:text-properties style:font-name-complex="Calibri"/>
    </style:style>
    <style:style style:name="P22" style:parent-style-name="Základnítext" style:family="paragraph">
      <style:text-properties style:font-name-complex="Calibri"/>
    </style:style>
    <style:style style:name="P23" style:parent-style-name="Základnítext" style:family="paragraph">
      <style:text-properties style:font-name-complex="Calibri"/>
    </style:style>
    <style:style style:name="P24" style:parent-style-name="Základnítext" style:family="paragraph">
      <style:text-properties style:font-name-complex="Calibri"/>
    </style:style>
    <style:style style:name="P25" style:parent-style-name="Základnítext" style:family="paragraph">
      <style:text-properties style:font-name-complex="Calibri"/>
    </style:style>
    <style:style style:name="P26" style:parent-style-name="Základnítext" style:family="paragraph">
      <style:text-properties style:font-name-complex="Calibri"/>
    </style:style>
    <style:style style:name="P27" style:parent-style-name="Základnítext" style:family="paragraph">
      <style:paragraph-properties fo:margin-top="0in" fo:margin-bottom="0in" fo:line-height="100%">
        <style:tab-stops>
          <style:tab-stop style:type="center" style:position="4.3312in"/>
        </style:tab-stops>
      </style:paragraph-properties>
      <style:text-properties style:font-name-complex="Calibri"/>
    </style:style>
    <style:style style:name="P28" style:parent-style-name="Základnítext" style:family="paragraph">
      <style:paragraph-properties fo:margin-top="0in" fo:margin-bottom="0in" fo:line-height="100%">
        <style:tab-stops>
          <style:tab-stop style:type="center" style:position="4.3312in"/>
        </style:tab-stops>
      </style:paragraph-properties>
      <style:text-properties style:font-name-complex="Calibri"/>
    </style:style>
    <style:style style:name="P29" style:parent-style-name="Základnítext" style:family="paragraph">
      <style:paragraph-properties fo:margin-top="0in" fo:margin-bottom="0in" fo:line-height="100%">
        <style:tab-stops>
          <style:tab-stop style:type="center" style:position="4.3312in"/>
        </style:tab-stops>
      </style:paragraph-properties>
    </style:style>
    <style:style style:name="T30" style:parent-style-name="Standardnípísmoodstavce" style:family="text"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47/2023</text:p>
            <text:p text:style-name="Normální">KVOP-40377/2023</text:p>
            <text:p text:style-name="Normální">30. 10. 2023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á paní</text:p>
            <text:p text:style-name="Normální">E. Š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P18" text:outline-level="1">Sdělení<text:s/>o vyřízení žádosti o informace</text:h>
      <text:h text:style-name="P19" text:outline-level="1">podle zákona č. 106/1999 Sb., o svobodném přístupu k informacím</text:h>
      <text:p text:style-name="P20">Vážená paní Š.,</text:p>
      <text:p text:style-name="P21">13. října 2023 jsme obdrželi Váš e-mail s dotazem. Ten jsme vyhodnotili jako žádost o informace.</text:p>
      <text:p text:style-name="P22">Ptáte se na to, jestli jsme se zabývali případem ženy, která byla někdy v období od roku 2000 do současnosti ve Vazební věznici Brno a musela být hospitalizovaná ve Fakultní nemocnici Brno. Při této hospitalizaci mělo dojít k nucenému ukončení těhotenství, umělému vyvolání porodu či potratu.</text:p>
      <text:p text:style-name="P23">Vašemu dotazu rozumíme tak, že Vás zajímá, zda se ombudsman v minulosti s nějakým takovým případem setkal, zda se jím zabýval a popřípadě s jakým výsledkem. Pro úplnost dodáváme, že jméno konkrétní ženy (stěžovatelky) bychom Vám poskytnout nemohli, a to kvůli ochraně jejích osobních údajů.</text:p>
      <text:p text:style-name="P24">Z prohledání naší interní databáze a dotazů na pracovníky Kanceláře veřejného ochránce práv, kteří se zabývají danou oblastí, vyplývá, že ombudsman se zabýval v minulosti pouze jedním spíše vzdáleně podobným případem.</text:p>
      <text:p text:style-name="Základnítext">Obrátila<text:s/>se na nás žena, která nastoupila do výkonu trestu odnětí svobody ve Vazební věznici Brno jako těhotná. Soud podle ní žádným způsobem nezohlednil její těhotenství a nepropustil ji z výkonu trestu odnětí svobody. Po nějaké době prodělala samovolný potrat; zdravotní sestra se údajně v průběhu potratu chovala nevhodným způsobem. Ombudsman dospěl k závěru, že se Vazební věznice Brno dopustila v konkrétním případě pochybení tím, že po zjištění těhotenství stěžovatelky neinformovala bezodkladně příslušný soud. Případ najdete zveřejněný v Evidenci stanovisek ochránce pod sp. zn.<text:s/><text:a xlink:href="https://eso.ochrance.cz/Nalezene/Edit/8380" office:target-frame-name="_top" xlink:show="replace"><text:span text:style-name="Hypertextovýodkaz">1310/2020/VOP</text:span></text:a>.</text:p>
      <text:p text:style-name="P25">Upozorňuji na to, že naše spisy jsou skartovány, když uplyne skartační lhůta. Ta je nyní 7 let. Takže spisy<text:s/>k případům z období od roku 2000 do října 2016 už nemáme k dispozici.</text:p>
      <text:p text:style-name="P26">S pozdravem</text:p>
      <text:p text:style-name="P27"><text:tab/>JUDr. Pavel Pořízek, Ph.D. v. r.</text:p>
      <text:p text:style-name="P28"><text:tab/>vedoucí Kanceláře veřejného ochránce práv</text:p>
      <text:p text:style-name="P29"><text:span text:style-name="T30"><text:tab/>(dokument je elektronicky podepsán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XSR6*</text:span></text:p>
        <text:p text:style-name="P12"><text:span text:style-name="T13">KVOPX00DXSR6</text:span>KVOPX00DXSR6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11-29T11:01:00Z</meta:creation-date>
    <dc:date>2023-11-29T11:03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4" meta:word-count="305" meta:character-count="2105" meta:row-count="15" meta:non-whitespace-character-count="1804"/>
  </office:meta>
</office:document-meta>
</file>